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Cyr" svg:font-family="'Arial Cyr'"/>
    <style:font-face style:name="OpenSymbol" svg:font-family="OpenSymbol"/>
    <style:font-face style:name="Tahoma1" svg:font-family="Tahoma"/>
    <style:font-face style:name="Times New Roman Cyr" svg:font-family="'Times New Roman Cyr'"/>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fo:background-color="#ffffcc">
        <style:background-image/>
      </style:paragraph-properties>
      <style:text-properties style:font-name="Arial"/>
    </style:style>
    <style:style style:name="P3" style:family="paragraph" style:parent-style-name="Preformatted_20_Text">
      <style:paragraph-properties fo:margin-top="0cm" fo:margin-bottom="0.499cm" fo:background-color="#ffffcc">
        <style:background-image/>
      </style:paragraph-properties>
      <style:text-properties style:font-name="Arial" fo:background-color="transparent"/>
    </style:style>
    <style:style style:name="P4" style:family="paragraph" style:parent-style-name="Preformatted_20_Text">
      <style:paragraph-properties fo:background-color="#ffffcc">
        <style:background-image/>
      </style:paragraph-properties>
      <style:text-properties style:font-name="Arial"/>
    </style:style>
    <style:style style:name="P5" style:family="paragraph" style:parent-style-name="Preformatted_20_Text">
      <style:paragraph-properties fo:background-color="#ffffcc">
        <style:background-image/>
      </style:paragraph-properties>
      <style:text-properties style:font-name="Arial" fo:background-color="#ffffff"/>
    </style:style>
    <style:style style:name="P6" style:family="paragraph" style:parent-style-name="Preformatted_20_Text">
      <style:paragraph-properties fo:background-color="#ffffcc">
        <style:background-image/>
      </style:paragraph-properties>
      <style:text-properties style:font-name="Arial" fo:background-color="transparent"/>
    </style:style>
    <style:style style:name="P7" style:family="paragraph" style:parent-style-name="Text_20_body" style:list-style-name="L2"/>
    <style:style style:name="P8" style:family="paragraph" style:parent-style-name="Text_20_body">
      <style:text-properties style:font-name="Arial"/>
    </style:style>
    <style:style style:name="P9" style:family="paragraph" style:parent-style-name="Text_20_body">
      <style:text-properties style:font-name="Arial" fo:font-weight="bold"/>
    </style:style>
    <style:style style:name="P10" style:family="paragraph" style:parent-style-name="Text_20_body" style:list-style-name="L1">
      <style:text-properties style:font-name="Arial"/>
    </style:style>
    <style:style style:name="P11" style:family="paragraph" style:parent-style-name="Text_20_body" style:list-style-name="L2">
      <style:paragraph-properties fo:margin-top="0cm" fo:margin-bottom="0cm"/>
    </style:style>
    <style:style style:name="P12" style:family="paragraph" style:parent-style-name="Text_20_body" style:list-style-name="L1">
      <style:paragraph-properties fo:margin-top="0cm" fo:margin-bottom="0cm"/>
      <style:text-properties style:font-name="Arial"/>
    </style:style>
    <style:style style:name="T1" style:family="text">
      <style:text-properties fo:font-style="italic"/>
    </style:style>
    <style:style style:name="T2" style:family="text">
      <style:text-properties style:font-name="Ari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a xlink:type="simple" xlink:href="http://bill.burkecentral.com/2008/01/14/scanning-java-annotations-at-runtime/"><text:span text:style-name="T2">Scanning Java Annotations at Runtime</text:span></text:a></text:h>
      <text:p text:style-name="Text_20_body"><text:span text:style-name="T2">Posted by </text:span><text:a xlink:type="simple" xlink:href="http://bill.burkecentral.com/"><text:span text:style-name="T2">billburke</text:span></text:a><text:span text:style-name="T2"> on January 14, 2008</text:span></text:p>
      <text:p text:style-name="P8">When writing an annotation-based framework, you many times have the need to find all classes that use a specific annotation at deployment time to initialize your framework. For example, the EJB 3.0 deployer needs to know which classes are annotated with @Stateless, @Stateful, and @MessageDriven, so it can create a container for each of those classes. For JPA, it needs to find a given set of classes within an archive that are annotated with @Entity so that it can define its ORM mapping. This scanning for annotations can be done at runtime using various techniques and open source libraries. I want to discuss how to do this in my blog and point you to a small project I created at sourceforge to help out with this.</text:p>
      <text:p text:style-name="P9">Finding archives to scan</text:p>
      <text:p text:style-name="P8">The first thing you need to do is to find actual archives you want to scan for classes. Depending on your environment there are different ways to accomplish this.</text:p>
      <text:p text:style-name="P9">Java classpath</text:p>
      <text:p text:style-name="P8">The “java.class.path” system property, if set properly (FYI, maven doesn’t set it properly), can be a way to obtain a list of classpath/archives you can scan for annotated classes. Although it it only provides relative paths, you can easily turn these into URLs and/or InputStreams for iterating over.</text:p>
      <text:p text:style-name="P9">Using your classloader</text:p>
      <text:p text:style-name="P8">Using ClassLoader.getResource() and ClassLoader.getResources() is a way to obtain URLs to specific resources in your classpath. From these specific resources you can extract the base url of the classpath/archive the resource resides in by chopping off the base resource name. For example, one common technique is to have a marker file in each of your archives. For JPA, this marker file is META-INF/persistence.xml. You could then to ClassLoader.getResources() to find all classpaths/archives that contain that file:</text:p>
      <text:p text:style-name="P4">ClassLoader cl = Thread.currentThread().getContextClassLoader();</text:p>
      <text:p text:style-name="P2">Enumeration&lt;URL&gt; urls = cl.getResources("META-INF/persistence.xml");</text:p>
      <text:p text:style-name="P8">Calculating the URL of the classpath/archive is just a matter of a little string manipulation of the url.</text:p>
      <text:p text:style-name="P9">Web Applications</text:p>
      <text:p text:style-name="Text_20_body"><text:span text:style-name="T2">In web applications its very easy to obtain URLs that point to jars within WEB-INF/lib or to extract where the WEB-INF/classes path is by using the </text:span><text:a xlink:type="simple" xlink:href="http://java.sun.com/javaee/5/docs/api/javax/servlet/ServletContext.html"><text:span text:style-name="T2">ServletContext</text:span></text:a><text:span text:style-name="T2"> class. The class has a nice method getResourcePaths() that returns URLs to what you want. For example:</text:span></text:p>
      <text:p text:style-name="P4">List&lt;URL&gt; urls = new ArrayList&lt;URL&gt;();</text:p>
      <text:p text:style-name="P4"/>
      <text:p text:style-name="P4">Set libJars = servletContext.getResourcePaths("/WEB-INF/lib");</text:p>
      <text:p text:style-name="P4">for (Object jar : libJars)</text:p>
      <text:p text:style-name="P4">{</text:p>
      <text:p text:style-name="P4"><text:s text:c="4"/>try</text:p>
      <text:p text:style-name="P4"><text:s text:c="4"/>{</text:p>
      <text:p text:style-name="P4"><text:s text:c="7"/>urls.add(servletContext.getResource((String) jar));</text:p>
      <text:p text:style-name="P4"><text:s text:c="4"/>}</text:p>
      <text:p text:style-name="P4"><text:s text:c="4"/>catch (MalformedURLException e)</text:p>
      <text:p text:style-name="P4"><text:s text:c="4"/>{</text:p>
      <text:p text:style-name="P4"><text:s text:c="7"/>throw new RuntimeException(e);</text:p>
      <text:p text:style-name="P4"><text:s text:c="4"/>}</text:p>
      <text:p text:style-name="P2">}</text:p>
      <text:p text:style-name="P8">ServletContext.getResourcePaths() returns a directory like list of all paths under the specified base path you provide as a parameter. Passing in “/WEB-INF/lib” will get you a listing of all .jar files within /WEB-INF/lib of your web application. Once you have this listing, you can do ServletContext.getResource() to obtain a URL pointing to each of the .jar files.</text:p>
      <text:p text:style-name="P8"><text:soft-page-break/>To find the /WEB-INF/classes is a little trickier.</text:p>
      <text:p text:style-name="P4">URL classesPath = null;</text:p>
      <text:p text:style-name="P4">Set libJars = servletContext.getResourcePaths("/WEB-INF/classes");</text:p>
      <text:p text:style-name="P4">for (Object jar : libJars)</text:p>
      <text:p text:style-name="P4">{</text:p>
      <text:p text:style-name="P4"><text:s text:c="3"/>try</text:p>
      <text:p text:style-name="P4"><text:s text:c="3"/>{</text:p>
      <text:p text:style-name="P4"><text:s text:c="6"/>URL url = servletContext.getResource((String) jar);</text:p>
      <text:p text:style-name="P4"><text:s text:c="6"/>String urlString = url.toString();</text:p>
      <text:p text:style-name="P4"><text:s text:c="6"/>int index = urlString.lastIndexOf("/WEB-INF/classes/");</text:p>
      <text:p text:style-name="P4"><text:s text:c="6"/>urlString = urlString.substring(0, index + "/WEB-INF/classes/".length());</text:p>
      <text:p text:style-name="P4"><text:s text:c="6"/>classesPath = new URL(urlString); <text:s text:c="6"/>break; <text:s text:c="3"/>}</text:p>
      <text:p text:style-name="P4"><text:s text:c="3"/>catch (MalformedURLException e)</text:p>
      <text:p text:style-name="P4"><text:s text:c="3"/>{</text:p>
      <text:p text:style-name="P4"><text:s text:c="6"/>throw new RuntimeException(e);</text:p>
      <text:p text:style-name="P4"><text:s text:c="3"/>}</text:p>
      <text:p text:style-name="P2">}</text:p>
      <text:p text:style-name="Text_20_body"><text:span text:style-name="T2">You use the same ServletContext.getResourcePaths() and ServletContext.getResource() but you must do some string manipulation to the URL to get the base path. If you are deploying things within a web framework, you can write a </text:span><text:a xlink:type="simple" xlink:href="http://java.sun.com/javaee/5/docs/api/javax/servlet/ServletContextListener.html"><text:span text:style-name="T2">ServletContextListener</text:span></text:a><text:span text:style-name="T2"> that obtains access to the servlet context.</text:span></text:p>
      <text:p text:style-name="P9">Browsing archives</text:p>
      <text:p text:style-name="Text_20_body"><text:span text:style-name="T2">Once you have URLs pointing to directories or .jar files that make up your classpath (or the set of archives/paths you want to scan) you need to browse them. You can usually assume that URLs ending in “/” are some form of a directory while those not ending in “/” are .jar files. If you hack and step through URLClassLoader code, you’ll find that it makes the same assumption. Browsing jars is very easy. If you have a URL pointing to a .jar file all you need to do is open an InputStream to it and instantiate a </text:span><text:a xlink:type="simple" xlink:href="http://java.sun.com/j2se/1.5.0/docs/api/java/util/jar/JarInputStream.html"><text:span text:style-name="T2">JarInputStream</text:span></text:a><text:span text:style-name="T2">. This class has methods that allow you to list and open files within the jar archive.</text:span></text:p>
      <text:p text:style-name="P8">URLs that point to a directory poses an abstraction problem. Browsing a directory structure is protocol specific. If the URL protocol is “file:” you can just use java.io.File. If its “http:”, you need to use a WebDAV library. If its a different protocol, you need to find a library that allows you to browse that particular protocol.</text:p>
      <text:p text:style-name="P9">Finding annotated classes</text:p>
      <text:p text:style-name="P8">So, once you have access to your classpaths you can obtain a list of .class files within those classpaths. It generally is a <text:span text:style-name="T1">very bad</text:span> idea to load each and every one of those classes using your ClassLoader and use the Java reflection API to scan for annotations you are interested in.</text:p>
      <text:list xml:id="list451613025" text:style-name="L1">
        <text:list-item>
          <text:p text:style-name="P12">Use the Java reflection API only allows you to see annotations that are visible at runtime. If you remember your JDK 5.0 lessons, there are 3 types of annotation. Source, Class, and Runtime. Class and Runtime are compiled into your .class files, but only Runtime are visible at runtime. </text:p>
        </text:list-item>
        <text:list-item>
          <text:p text:style-name="P10">You generally do not use each and every class in the libraries you are scanning. If you load each class into your ClassLoader, you are filling up the JVM’s perm-gen space and wasting resources. </text:p>
        </text:list-item>
      </text:list>
      <text:p text:style-name="Text_20_body"><text:span text:style-name="T2">So, if you’re not going to load the class through your classloader, how do you scan for annotations? The answer is to use a bytecode processing library like </text:span><text:a xlink:type="simple" xlink:href="http://labs.jboss.com/javassist/"><text:span text:style-name="T2">Javassist</text:span></text:a><text:span text:style-name="T2"> or </text:span><text:a xlink:type="simple" xlink:href="http://asm.objectweb.org/"><text:span text:style-name="T2">ASM</text:span></text:a><text:span text:style-name="T2">. I am most familiar with Javassist since I wrote the annotation processing for it so let’s show examples using that library. ASM is perfectly good as well for this purpose.</text:span></text:p>
      <text:p text:style-name="Text_20_body"><text:span text:style-name="T2">With Javassist, you load up a </text:span><text:a xlink:type="simple" xlink:href="http://www.csg.is.titech.ac.jp/%7Echiba/javassist/html/javassist/bytecode/ClassFile.html"><text:span text:style-name="T2">ClassFile</text:span></text:a><text:span text:style-name="T2"> instance from the InputStreams you browse from your .jar or classpath. This object allows you to view the bytecode structure of your .class file without loading the class and find the string names of the annotations attached to each element of the class</text:span></text:p>
      <text:p text:style-name="P5"/>
      <text:p text:style-name="P6">DataInputStream dstream = new DataInputStream(new BufferedInputStream(bits));</text:p>
      <text:p text:style-name="P5"/>
      <text:p text:style-name="P6">ClassFile cf = <text:s/>new ClassFile(dstream);</text:p>
      <text:p text:style-name="P6">String className = cf.getName();</text:p>
      <text:p text:style-name="P6">AnnotationsAttribute visible = (AnnotationsAttribute) cf.getAttribute(AnnotationsAttribute.visibleTag);</text:p>
      <text:p text:style-name="P6"><text:soft-page-break/>AnnotationsAttribute invisible = (AnnotationsAttribute) cf.getAttribute(AnnotationsAttribute.invisibleTag);</text:p>
      <text:p text:style-name="P6">for (javassist.bytecode.Annotation ann : visible.getAnnotations())</text:p>
      <text:p text:style-name="P6">{</text:p>
      <text:p text:style-name="P6"><text:s text:c="5"/>System.out.println("@" + ann.getTypeName());</text:p>
      <text:p text:style-name="P3">}</text:p>
      <text:p text:style-name="P8">The visible and invisible attributes correspond to Runtime and Class visible annotations. From this information you can obtain annotations attached to the class. Javassist has a reflection-like api that allows you to iterate over methods and fields of the ClassFile. Getting annotation information for methods and fields is exactly the same as getting them from the clas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Cyr" svg:font-family="'Arial Cyr'"/>
    <style:font-face style:name="OpenSymbol" svg:font-family="OpenSymbol"/>
    <style:font-face style:name="Tahoma1" svg:font-family="Tahoma"/>
    <style:font-face style:name="Times New Roman Cyr" svg:font-family="'Times New Roman Cyr'"/>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Cyr" fo:font-size="10pt" fo:language="en" fo:country="US" style:letter-kerning="true" style:font-name-asian="DejaVu LGC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Cyr"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Cyr"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Cyr"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 Cyr" style:font-size-asian="12pt" style:font-name-complex="Tahoma1"/>
    </style:style>
    <style:style style:name="Heading_20_2" style:display-name="Heading 2" style:family="paragraph" style:parent-style-name="Title" style:next-style-name="Text_20_body" style:class="text" style:default-outline-level="2">
      <style:text-properties style:font-name="Liberation Serif" fo:font-size="18pt" fo:font-weight="bold" style:font-name-asian="DejaVu LGC 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ey Kuznetsov</meta:initial-creator>
    <meta:creation-date>2009-03-07T12:48:50</meta:creation-date>
    <meta:document-statistic meta:table-count="0" meta:image-count="0" meta:object-count="0" meta:page-count="3" meta:paragraph-count="65" meta:word-count="1082" meta:character-count="7087"/>
    <dc:date>2009-03-07T12:51:10</dc:date>
    <dc:creator>Alexey Kuznetsov</dc:creator>
    <meta:editing-duration>PT00H02M24S</meta:editing-duration>
    <meta:editing-cycles>1</meta:editing-cycles>
    <meta:generator>OpenOffice.org/3.0$Linux OpenOffice.org_project/300m9$Build-9358</meta:generator>
  </office:meta>
</office:document-meta>
</file>